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6.357cm"/>
    </style:style>
    <style:style style:name="Таблица1.B" style:family="table-column">
      <style:table-column-properties style:column-width="10.643cm"/>
    </style:style>
    <style:style style:name="Таблица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P1" style:family="paragraph" style:parent-style-name="Heading_20_2">
      <style:text-properties fo:font-variant="normal" fo:text-transform="none" fo:color="#0f1115" loext:opacity="100%" style:font-name="Arial" fo:font-size="20pt" fo:letter-spacing="normal" fo:font-style="normal" fo:font-weight="bold" style:font-size-asian="20pt" style:font-size-complex="20pt"/>
    </style:style>
    <style:style style:name="P2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  <style:text-properties style:font-name="Arial" fo:font-size="14pt" style:font-size-asian="14pt" style:font-size-complex="14pt"/>
    </style:style>
    <style:style style:name="P3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  <style:text-properties style:font-name="Arial" fo:font-size="20pt" style:font-size-asian="20pt" style:font-size-complex="20pt"/>
    </style:style>
    <style:style style:name="P4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  <style:text-properties fo:font-variant="normal" fo:text-transform="none" fo:color="#0f1115" loext:opacity="100%" style:font-name="Arial" fo:font-size="14pt" fo:letter-spacing="normal" fo:font-style="normal" fo:font-weight="bold" style:font-size-asian="14pt" style:font-size-complex="14pt"/>
    </style:style>
    <style:style style:name="P5" style:family="paragraph" style:parent-style-name="Table_20_Contents">
      <style:paragraph-properties style:line-height-at-least="0.661cm"/>
      <style:text-properties fo:font-variant="normal" fo:text-transform="none" style:font-name="quote-cjk-patch" fo:font-size="11.25pt" fo:font-style="normal" fo:font-weight="normal"/>
    </style:style>
    <style:style style:name="P6" style:family="paragraph" style:parent-style-name="Table_20_Contents">
      <style:paragraph-properties style:line-height-at-least="0.661cm"/>
      <style:text-properties fo:font-variant="normal" fo:text-transform="none" style:font-name="Arial" fo:font-size="10pt" fo:font-style="normal" fo:font-weight="normal" style:font-size-asian="10pt" style:font-size-complex="10pt"/>
    </style:style>
    <style:style style:name="P7" style:family="paragraph" style:parent-style-name="Table_20_Heading">
      <style:paragraph-properties style:line-height-at-least="0.661cm" fo:text-align="start" style:justify-single-word="false"/>
      <style:text-properties fo:font-variant="normal" fo:text-transform="none" style:font-name="Arial" fo:font-size="14pt" fo:font-style="normal" fo:font-weight="bold" style:font-size-asian="14pt" style:font-size-complex="14pt"/>
    </style:style>
    <style:style style:name="P8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Arial" fo:font-size="14pt" fo:letter-spacing="normal" fo:font-style="normal" fo:font-weight="normal" style:font-size-asian="14pt" style:font-size-complex="14pt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Arial" fo:font-size="14pt" fo:letter-spacing="normal" fo:font-style="normal" fo:font-weight="normal" style:font-size-asian="14pt" style:font-size-complex="14pt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Arial" fo:font-size="14pt" fo:letter-spacing="normal" fo:font-style="normal" fo:font-weight="normal" style:font-size-asian="14pt" style:font-size-complex="14pt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Arial" fo:font-size="14pt" fo:letter-spacing="normal" fo:font-style="normal" fo:font-weight="normal" style:font-size-asian="14pt" style:font-size-complex="14pt"/>
    </style:style>
    <style:style style:name="P12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Arial" fo:font-size="14pt" fo:letter-spacing="normal" fo:font-style="normal" fo:font-weight="normal" style:font-size-asian="14pt" style:font-size-complex="14pt"/>
    </style:style>
    <style:style style:name="P13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Arial" fo:font-size="14pt" fo:letter-spacing="normal" fo:font-style="normal" fo:font-weight="normal" style:font-size-asian="14pt" style:font-size-complex="14pt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6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69f68"/>
    </style:style>
    <style:style style:name="P17" style:family="paragraph" style:parent-style-name="Text_20_body" style:list-style-name="L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officeooo:paragraph-rsid="00069f68"/>
    </style:style>
    <style:style style:name="T1" style:family="text">
      <style:text-properties fo:font-weight="normal" officeooo:rsid="00069f68" style:font-weight-asian="normal" style:font-weight-complex="normal"/>
    </style:style>
    <style:style style:name="T2" style:family="text">
      <style:text-properties fo:font-weight="bold" officeooo:rsid="00069f68" style:font-weight-asian="bold" style:font-weight-complex="bold"/>
    </style:style>
    <style:style style:name="T3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4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5" style:family="text"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T6" style:family="text">
      <style:text-properties fo:font-variant="normal" fo:text-transform="none" fo:color="#0f1115" loext:opacity="100%" style:font-name="quote-cjk-patch" fo:font-size="16.5pt" fo:letter-spacing="normal" fo:font-style="normal" fo:font-weight="bold" officeooo:rsid="00069f68"/>
    </style:style>
    <style:style style:name="T7" style:family="text">
      <style:text-properties fo:font-variant="normal" fo:text-transform="none" fo:color="#0f1115" loext:opacity="100%" fo:font-size="16.5pt" fo:letter-spacing="normal" fo:font-style="normal" fo:font-weight="bold"/>
    </style:style>
    <style:style style:name="T8" style:family="text">
      <style:text-properties fo:font-variant="normal" fo:text-transform="none" fo:color="#0f1115" loext:opacity="100%" fo:letter-spacing="normal" fo:font-style="normal" fo:font-weight="bold"/>
    </style:style>
    <style:style style:name="T9" style:family="text">
      <style:text-properties fo:font-variant="normal" fo:text-transform="none" fo:color="#0f1115" loext:opacity="100%" fo:font-size="12pt" fo:letter-spacing="normal" fo:font-style="normal" fo:font-weight="bold"/>
    </style:style>
    <style:style style:name="T10" style:family="text">
      <style:text-properties fo:font-variant="normal" fo:text-transform="none" fo:color="#0f1115" loext:opacity="100%" fo:font-size="12pt" fo:letter-spacing="normal" fo:font-style="normal" fo:font-weight="normal"/>
    </style:style>
    <style:style style:name="T11" style:family="text">
      <style:text-properties fo:font-variant="normal" fo:text-transform="none" fo:color="#0f1115" loext:opacity="100%" style:font-name="Arial" fo:font-size="12pt" fo:letter-spacing="normal" fo:font-style="normal" fo:font-weight="bold"/>
    </style:style>
    <style:style style:name="T12" style:family="text">
      <style:text-properties fo:font-variant="normal" fo:text-transform="none" fo:color="#0f1115" loext:opacity="100%" style:font-name="Arial" fo:font-size="12pt" fo:letter-spacing="normal" fo:font-style="normal" fo:font-weight="normal"/>
    </style:style>
    <style:style style:name="T13" style:family="text">
      <style:text-properties fo:font-variant="normal" fo:text-transform="none" fo:color="#0f1115" loext:opacity="100%" style:font-name="Arial" fo:letter-spacing="normal" fo:font-style="normal" fo:font-weight="bold"/>
    </style:style>
    <style:style style:name="T14" style:family="text">
      <style:text-properties fo:font-variant="normal" fo:text-transform="none" fo:color="#0f1115" loext:opacity="100%" style:font-name="Arial" fo:letter-spacing="normal" fo:font-style="normal" fo:font-weight="normal"/>
    </style:style>
    <style:style style:name="T15" style:family="text">
      <style:text-properties fo:font-variant="normal" fo:text-transform="none" fo:color="#0f1115" loext:opacity="100%" style:font-name="Arial" fo:font-size="14pt" fo:letter-spacing="normal" fo:font-style="normal" fo:font-weight="bold" style:font-size-asian="14pt" style:font-size-complex="14pt"/>
    </style:style>
    <style:style style:name="T16" style:family="text">
      <style:text-properties fo:font-variant="normal" fo:text-transform="none" fo:color="#0f1115" loext:opacity="100%" style:font-name="Arial" fo:font-size="14pt" fo:letter-spacing="normal" fo:font-style="normal" fo:font-weight="bold" officeooo:rsid="00069f68" style:font-size-asian="14pt" style:font-size-complex="14pt"/>
    </style:style>
    <style:style style:name="T17" style:family="text">
      <style:text-properties fo:font-variant="normal" fo:text-transform="none" fo:color="#0f1115" loext:opacity="100%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f1115" loext:opacity="100%" style:font-name="Arial" fo:font-size="14pt" fo:letter-spacing="normal" fo:font-style="normal" fo:font-weight="bold" officeooo:rsid="00069f68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f1115" loext:opacity="100%" style:font-name="Arial" fo:font-size="14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0f1115" loext:opacity="100%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f1115" loext:opacity="100%" style:font-name="Arial" fo:font-size="14pt" fo:letter-spacing="normal" fo:font-style="normal" fo:font-weight="normal" officeooo:rsid="00069f68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f1115" loext:opacity="100%" style:font-name="Arial" fo:font-size="14pt" fo:letter-spacing="normal" fo:font-style="normal" style:font-size-asian="14pt" style:font-size-complex="14pt"/>
    </style:style>
    <style:style style:name="T23" style:family="text">
      <style:text-properties fo:font-variant="normal" fo:text-transform="none" fo:color="#0f1115" loext:opacity="100%" style:font-name="Arial" fo:font-size="14pt" fo:letter-spacing="normal" fo:font-style="normal" officeooo:rsid="00069f68" style:font-size-asian="14pt" style:font-size-complex="14pt"/>
    </style:style>
    <style:style style:name="T24" style:family="text">
      <style:text-properties officeooo:rsid="00069f68"/>
    </style:style>
    <style:style style:name="T25" style:family="text">
      <style:text-properties fo:font-size="6pt" officeooo:rsid="00069f68" style:font-size-asian="6pt" style:font-size-complex="6pt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Общее ТЗ:</text:h>
      <text:p text:style-name="P8">Разработать веб-приложение «Калькулятор-конвертер» на базе Flask (Python).<text:line-break/>Программа должна позволять пользователю конвертировать физические величины (длина, вес, температура) и валюты, выбирать тип конвертации, вводить числовое значение и получать точный результат.</text:p>
      <text:h text:style-name="P3" text:outline-level="2"><text:span text:style-name="T24">О</text:span><text:span text:style-name="T8">кно основного редактора (веб-страница):</text:span></text:h>
      <text:h text:style-name="P4" text:outline-level="3">Функции:</text:h>
      <text:list xml:id="list3659802648" text:style-name="L1">
        <text:list-item>
          <text:p text:style-name="P9">Конвертация четырёх типов величин: длина, вес, температура, валюта.</text:p>
        </text:list-item>
        <text:list-item>
          <text:p text:style-name="P9">Выбор типа конвертации через выпадающий список.</text:p>
        </text:list-item>
        <text:list-item>
          <text:p text:style-name="P9">Ввод числового значения через текстовое поле.</text:p>
        </text:list-item>
        <text:list-item>
          <text:p text:style-name="P9">Выбор единицы измерения «Из» и «В» через выпадающие списки (динамически меняются в зависимости от типа).</text:p>
        </text:list-item>
        <text:list-item>
          <text:p text:style-name="P9">Отображение результата конвертации на странице.</text:p>
        </text:list-item>
        <text:list-item>
          <text:p text:style-name="P9">Автоматическое обновление курсов валют через внешнее API (с кешированием).</text:p>
        </text:list-item>
        <text:list-item>
          <text:p text:style-name="P9">Валидация ввода: проверка что введено число, вывод сообщения об ошибке.</text:p>
        </text:list-item>
        <text:list-item>
          <text:p text:style-name="P9">Сохранение последнего выбранного типа конвертации и единиц измерения.</text:p>
        </text:list-item>
        <text:list-item>
          <text:p text:style-name="P9">Отображение текущего типа конвертации в заголовке/статусе.</text:p>
        </text:list-item>
      </text:list>
      <text:h text:style-name="P2" text:outline-level="2"><text:span text:style-name="T24">И</text:span><text:span text:style-name="T8">нтерфейс и дизайн:</text:span></text:h>
      <text:list xml:id="list3076998418" text:style-name="L2">
        <text:list-header>
          <text:p text:style-name="P15"><text:span text:style-name="Strong_20_Emphasis"><text:span text:style-name="T21">1) </text:span></text:span><text:span text:style-name="Strong_20_Emphasis"><text:span text:style-name="T20">Карточка (контейнер) приложения </text:span></text:span><text:span text:style-name="T20">с центрированием на странице.</text:span></text:p>
          <text:p text:style-name="P16"><text:span text:style-name="Strong_20_Emphasis"><text:span text:style-name="T21">2) </text:span></text:span><text:span text:style-name="Strong_20_Emphasis"><text:span text:style-name="T20">Заголовок </text:span></text:span><text:span text:style-name="T20">с названием программы.</text:span></text:p>
          <text:p text:style-name="P16"><text:span text:style-name="Strong_20_Emphasis"><text:span text:style-name="T21">3) </text:span></text:span><text:span text:style-name="Strong_20_Emphasis"><text:span text:style-name="T20">Блок отображения результата </text:span></text:span><text:span text:style-name="T20">конвертации.</text:span></text:p>
          <text:p text:style-name="P16"><text:span text:style-name="Strong_20_Emphasis"><text:span text:style-name="T21">4) </text:span></text:span><text:span text:style-name="Strong_20_Emphasis"><text:span text:style-name="T20">Выпадающий список </text:span></text:span><text:span text:style-name="T20">для выбора типа конвертации (длина, вес, температура, валюта).</text:span></text:p>
          <text:p text:style-name="P16"><text:span text:style-name="Strong_20_Emphasis"><text:span text:style-name="T21">5) </text:span></text:span><text:span text:style-name="Strong_20_Emphasis"><text:span text:style-name="T20">Текстовое поле </text:span></text:span><text:span text:style-name="T20">для ввода числа.</text:span></text:p>
          <text:p text:style-name="P17"><text:span text:style-name="Strong_20_Emphasis"><text:span text:style-name="T21">6) </text:span></text:span><text:span text:style-name="Strong_20_Emphasis"><text:span text:style-name="T20">Два выпадающих списка</text:span></text:span><text:span text:style-name="T20">:</text:span></text:p>
          <text:list>
            <text:list-item>
              <text:p text:style-name="P14">«Из» — исходная единица измерения</text:p>
            </text:list-item>
            <text:list-item>
              <text:p text:style-name="P14"><text:soft-page-break/>«В» — целевая единица измерения</text:p>
            </text:list-item>
          </text:list>
          <text:p text:style-name="P16"><text:span text:style-name="Strong_20_Emphasis"><text:span text:style-name="T21">7) </text:span></text:span><text:span text:style-name="Strong_20_Emphasis"><text:span text:style-name="T20">Кнопка </text:span></text:span><text:span text:style-name="T20">«Конвертировать» для выполнения расчёта.</text:span></text:p>
          <text:p text:style-name="P16"><text:span text:style-name="Strong_20_Emphasis"><text:span text:style-name="T21">8</text:span></text:span><text:span text:style-name="Strong_20_Emphasis"><text:span text:style-name="T21">) </text:span></text:span><text:span text:style-name="Strong_20_Emphasis"><text:span text:style-name="T20">Строка состояния </text:span></text:span><text:span text:style-name="T20">, отображающая текущий выбранный тип конвертации.</text:span></text:p>
        </text:list-header>
      </text:list>
      <text:h text:style-name="P2" text:outline-level="2"><text:span text:style-name="T24">Т</text:span><text:span text:style-name="T8">ипы конвертации и поддерживаемые единицы:</text:span></text:h>
      <text:h text:style-name="P4" text:outline-level="3">1) Длина:</text:h>
      <text:list xml:id="list2572011782" text:style-name="L3">
        <text:list-item>
          <text:p text:style-name="P10">Метр (m)</text:p>
        </text:list-item>
        <text:list-item>
          <text:p text:style-name="P10">Километр (km)</text:p>
        </text:list-item>
        <text:list-item>
          <text:p text:style-name="P10">Сантиметр (cm)</text:p>
        </text:list-item>
        <text:list-item>
          <text:p text:style-name="P10">Миллиметр (mm)</text:p>
        </text:list-item>
        <text:list-item>
          <text:p text:style-name="P10">Миля (mile)</text:p>
        </text:list-item>
        <text:list-item>
          <text:p text:style-name="P10">Фут (ft)</text:p>
        </text:list-item>
        <text:list-item>
          <text:p text:style-name="P10">Дюйм (in)</text:p>
        </text:list-item>
      </text:list>
      <text:h text:style-name="P4" text:outline-level="3">2) Вес:</text:h>
      <text:list xml:id="list3295672468" text:style-name="L4">
        <text:list-item>
          <text:p text:style-name="P11">Килограмм (kg)</text:p>
        </text:list-item>
        <text:list-item>
          <text:p text:style-name="P11">Грамм (g)</text:p>
        </text:list-item>
        <text:list-item>
          <text:p text:style-name="P11">Миллиграмм (mg)</text:p>
        </text:list-item>
        <text:list-item>
          <text:p text:style-name="P11">Фунт (lb)</text:p>
        </text:list-item>
        <text:list-item>
          <text:p text:style-name="P11">Унция (oz)</text:p>
        </text:list-item>
        <text:list-item>
          <text:p text:style-name="P11">Тонна (t)</text:p>
        </text:list-item>
      </text:list>
      <text:h text:style-name="P4" text:outline-level="3">3) Температура:</text:h>
      <text:list xml:id="list2616234949" text:style-name="L5">
        <text:list-item>
          <text:p text:style-name="P12">Цельсий (°C)</text:p>
        </text:list-item>
        <text:list-item>
          <text:p text:style-name="P12">Фаренгейт (°F)</text:p>
        </text:list-item>
        <text:list-item>
          <text:p text:style-name="P12">Кельвин (K)</text:p>
        </text:list-item>
      </text:list>
      <text:h text:style-name="P4" text:outline-level="3">4) Валюта:</text:h>
      <text:list xml:id="list1171209048" text:style-name="L6">
        <text:list-item>
          <text:p text:style-name="P13">USD (доллар США)</text:p>
        </text:list-item>
        <text:list-item>
          <text:p text:style-name="P13">EUR (евро)</text:p>
        </text:list-item>
        <text:list-item>
          <text:p text:style-name="P13">RUB (российский рубль)</text:p>
        </text:list-item>
        <text:list-item>
          <text:p text:style-name="P13"><text:soft-page-break/>GBP (британский фунт)</text:p>
        </text:list-item>
        <text:list-item>
          <text:p text:style-name="P13">CNY (китайский юань)</text:p>
        </text:list-item>
        <text:list-item>
          <text:p text:style-name="P13">JPY (японская иена)</text:p>
        </text:list-item>
        <text:list-item>
          <text:p text:style-name="P13">CHF (швейцарский франк)</text:p>
        </text:list-item>
        <text:list-item>
          <text:p text:style-name="P13">CAD (канадский доллар)</text:p>
        </text:list-item>
        <text:list-item>
          <text:p text:style-name="P13">AUD (австралийский доллар)</text:p>
        </text:list-item>
        <text:list-item>
          <text:p text:style-name="P13">TRY (турецкая лира)</text:p>
        </text:list-item>
        <text:list-item>
          <text:p text:style-name="P13">и другие (динамически подгружаемые из API)</text:p>
        </text:list-item>
      </text:list>
      <text:h text:style-name="P3" text:outline-level="2"><text:span text:style-name="T24">Ф</text:span><text:span text:style-name="T8">ункциональные элементы интерфейса:</text:span>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TableLine2328136366096">
            <table:table-cell table:style-name="Таблица1.A1" office:value-type="string">
              <text:p text:style-name="P7">Элемент интерфейса</text:p>
            </table:table-cell>
            <table:table-cell table:style-name="Таблица1.A1" office:value-type="string">
              <text:p text:style-name="P7">Назначение</text:p>
            </table:table-cell>
          </table:table-row>
        </table:table-header-rows>
        <table:table-row table:style-name="TableLine2328136366096">
          <table:table-cell table:style-name="Таблица1.A1" office:value-type="string">
            <text:p text:style-name="P6">Выпадающий список «Тип конвертации»</text:p>
          </table:table-cell>
          <table:table-cell table:style-name="Таблица1.A1" office:value-type="string">
            <text:p text:style-name="P6">Переключение между длиной, весом, температурой и валютой</text:p>
          </table:table-cell>
        </table:table-row>
        <table:table-row table:style-name="TableLine2328136366096">
          <table:table-cell table:style-name="Таблица1.A1" office:value-type="string">
            <text:p text:style-name="P6">Поле ввода «Число»</text:p>
          </table:table-cell>
          <table:table-cell table:style-name="Таблица1.A1" office:value-type="string">
            <text:p text:style-name="P6">Ввод числового значения для конвертации</text:p>
          </table:table-cell>
        </table:table-row>
        <table:table-row table:style-name="TableLine2328136366096">
          <table:table-cell table:style-name="Таблица1.A1" office:value-type="string">
            <text:p text:style-name="P6">Выпадающий список «Из»</text:p>
          </table:table-cell>
          <table:table-cell table:style-name="Таблица1.A1" office:value-type="string">
            <text:p text:style-name="P6">Выбор исходной единицы измерения</text:p>
          </table:table-cell>
        </table:table-row>
        <table:table-row table:style-name="TableLine2328136366096">
          <table:table-cell table:style-name="Таблица1.A1" office:value-type="string">
            <text:p text:style-name="P6">Выпадающий список «В»</text:p>
          </table:table-cell>
          <table:table-cell table:style-name="Таблица1.A1" office:value-type="string">
            <text:p text:style-name="P6">Выбор целевой единицы измерения</text:p>
          </table:table-cell>
        </table:table-row>
        <table:table-row table:style-name="TableLine2328136366096">
          <table:table-cell table:style-name="Таблица1.A1" office:value-type="string">
            <text:p text:style-name="P6">Кнопка «Конвертировать»</text:p>
          </table:table-cell>
          <table:table-cell table:style-name="Таблица1.A1" office:value-type="string">
            <text:p text:style-name="P6">Запуск расчёта и отображение результата</text:p>
          </table:table-cell>
        </table:table-row>
        <table:table-row table:style-name="TableLine2328136366096">
          <table:table-cell table:style-name="Таблица1.A1" office:value-type="string">
            <text:p text:style-name="P6">Блок «Результат»</text:p>
          </table:table-cell>
          <table:table-cell table:style-name="Таблица1.A1" office:value-type="string">
            <text:p text:style-name="P6">Отображение результата конвертации в формате «X единица = Y единица»</text:p>
          </table:table-cell>
        </table:table-row>
        <table:table-row table:style-name="TableLine2328136366096">
          <table:table-cell table:style-name="Таблица1.A1" office:value-type="string">
            <text:p text:style-name="P6">Строка состояния (Status Bar)</text:p>
          </table:table-cell>
          <table:table-cell table:style-name="Таблица1.A1" office:value-type="string">
            <text:p text:style-name="P6">Отображение текущего выбранного типа конвертации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22T18:17:38.647000000</meta:creation-date>
    <dc:date>2026-04-22T18:42:03.624000000</dc:date>
    <meta:editing-duration>PT24M26S</meta:editing-duration>
    <meta:editing-cycles>1</meta:editing-cycles>
    <meta:document-statistic meta:table-count="1" meta:image-count="0" meta:object-count="0" meta:page-count="3" meta:paragraph-count="73" meta:word-count="359" meta:character-count="2481" meta:non-whitespace-character-count="2231"/>
    <meta:generator>LibreOffice/7.0.3.1$Windows_X86_64 LibreOffice_project/d7547858d014d4cf69878db179d326fc3483e082</meta:generator>
  </office:meta>
</office:document-meta>
</file>